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3beb" officeooo:paragraph-rsid="00153b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greSQL 계정 생성 &amp; 권한(ROLE) 부여</text:p>
      <text:p text:style-name="P1"><text:s/>처음 개발을 하면서 PostgreSQL을 사용했다. 처음엔 계정에 신경을 쓰지 않았지만 관리자 계정(postgres)을 바로 사용하면 매우 위험하다는 것은 위험한 방법이다. 이에 새로운 계정을 만들고 이에 필요한 권한을 부여해야 한다. 지금부터 그 방법을 작성하려 한다.</text:p>
      <text:p text:style-name="P1"/>
      <text:p text:style-name="P1">1. 계정 생성</text:p>
      <text:p text:style-name="P1"><text:s/>해당 PostgreSQL 디렉토리에 있는 bin 디렉토리로 이동하여 postgres 계정으로 접속</text:p>
      <text:p text:style-name="P1">$ psql -U postgres postgres;</text:p>
      <text:p text:style-name="P1"><text:s/>계정 생성</text:p>
      <text:p text:style-name="P1">$ CREATE ROLE &lt;user_name&gt; PASSWORD ‘user_password’ login;</text:p>
      <text:p text:style-name="P1"/>
      <text:p text:style-name="P1">2. 권한(ROLE) 부여</text:p>
      <text:p text:style-name="P1"><text:s/>PostgreSQL에서 Role 부여는 <text:s/>처음 Role을 생성할 때 옵션으로 주거나 만들어져 있는 Role에는 ALTER을 사용한다.</text:p>
      <text:p text:style-name="P1">$ ALTER ROLE &lt;option&gt;;</text:p>
      <text:p text:style-name="P1">Role Option {</text:p>
      <text:p text:style-name="P1"><text:tab/>login : 로그인 여부</text:p>
      <text:p text:style-name="P1"><text:tab/>createuser : User 생성 여부</text:p>
      <text:p text:style-name="P1"><text:tab/>createdb : DB 생성 여부</text:p>
      <text:p text:style-name="P1"><text:tab/>createrole : Role 생성 여부 </text:p>
      <text:p text:style-name="P1"><text:tab/>inherit : 상속 여부</text:p>
      <text:p text:style-name="P1"><text:tab/>…</text:p>
      <text:p text:style-name="P1">}</text:p>
      <text:p text:style-name="P1"/>
      <text:p text:style-name="P1">3. 객체 권한</text:p>
      <text:p text:style-name="P1"><text:s/>Schema 내부의 객체에 명령을 수행하기 위해 GRANT 명령어를 사용한다.</text:p>
      <text:p text:style-name="P1">$ GRANT &lt; PRIVILEGES&gt; ON TABLE &lt;TABLE&gt; IN SCHEMA &lt;SCHEMA&gt; TO &lt;user_name&gt;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7:00:56.292654820</meta:creation-date>
    <dc:date>2020-04-21T17:11:14.677428791</dc:date>
    <meta:editing-duration>PT8S</meta:editing-duration>
    <meta:editing-cycles>1</meta:editing-cycles>
    <meta:document-statistic meta:table-count="0" meta:image-count="0" meta:object-count="0" meta:page-count="1" meta:paragraph-count="21" meta:word-count="290" meta:character-count="688" meta:non-whitespace-character-count="557"/>
    <meta:generator>LibreOffice/6.0.7.3$Linux_X86_64 LibreOffice_project/00m0$Build-3</meta:generator>
  </office:meta>
</office:document-meta>
</file>